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F0000018FDA5F1E6AC45A16C0.png" manifest:media-type="image/png"/>
  <manifest:file-entry manifest:full-path="Pictures/10000201000000EE000000D4E2F74A97865FF141.png" manifest:media-type="image/png"/>
  <manifest:file-entry manifest:full-path="Pictures/10000200000000E9000000D9050DF7418CE76310.png" manifest:media-type="image/png"/>
  <manifest:file-entry manifest:full-path="Pictures/1000000000000130000000A6897BB0F49D7E0ADA.jpg" manifest:media-type="image/jpeg"/>
  <manifest:file-entry manifest:full-path="Pictures/100002010000010000000100058A9FD868B9DC97.png" manifest:media-type="image/png"/>
  <manifest:file-entry manifest:full-path="Pictures/100000000000002000000020B2FF2A327EABC87D.png" manifest:media-type="image/png"/>
  <manifest:file-entry manifest:full-path="Pictures/10000200000000D00000006074A368F37991BC3A.png" manifest:media-type="image/png"/>
  <manifest:file-entry manifest:full-path="Pictures/10000200000001630000008E37B481CAAE7BF14C.png" manifest:media-type="image/png"/>
  <manifest:file-entry manifest:full-path="Pictures/10000201000003720000013241FDA46BEF8A67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052cm" fo:min-width="13.602cm"/>
    </style:style>
    <style:style style:name="gr2" style:family="graphic" style:parent-style-name="standard">
      <style:graphic-properties svg:stroke-color="#003300" draw:fill-color="#99ff99" draw:textarea-horizontal-align="justify" draw:textarea-vertical-align="middle" draw:auto-grow-height="false" fo:min-height="5.526cm" fo:min-width="12.476cm"/>
    </style:style>
    <style:style style:name="gr3" style:family="graphic" style:parent-style-name="standard">
      <style:graphic-properties draw:textarea-horizontal-align="justify" draw:textarea-vertical-align="middle" draw:auto-grow-height="false" fo:min-height="7.15cm" fo:min-width="8.7cm"/>
    </style:style>
    <style:style style:name="gr4" style:family="graphic" style:parent-style-name="standard">
      <style:graphic-properties svg:stroke-width="0.071cm" svg:stroke-color="#000000" draw:marker-start-width="0.308cm" draw:marker-end-width="0.308cm" draw:fill-color="#ffcccc" draw:textarea-horizontal-align="justify" draw:textarea-vertical-align="middle" draw:auto-grow-height="false" fo:min-height="6.97cm" fo:min-width="14.52cm" fo:padding-top="0.072cm" fo:padding-bottom="0.072cm" fo:padding-left="0.197cm" fo:padding-right="0.197cm"/>
    </style:style>
    <style:style style:name="gr5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818cm" fo:min-width="4.168cm"/>
    </style:style>
    <style:style style:name="gr8" style:family="graphic" style:parent-style-name="standard">
      <style:graphic-properties svg:stroke-width="0.071cm" draw:marker-start-width="0.308cm" draw:marker-end-width="0.308cm" draw:textarea-horizontal-align="justify" draw:textarea-vertical-align="middle" draw:auto-grow-height="false" fo:min-height="3.828cm" fo:min-width="14.178cm" fo:padding-top="0.072cm" fo:padding-bottom="0.072cm" fo:padding-left="0.197cm" fo:padding-right="0.19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4.752cm" fo:min-width="4.902cm" fo:padding-top="0.061cm" fo:padding-bottom="0.061cm" fo:padding-left="0.186cm" fo:padding-right="0.186cm"/>
    </style:style>
    <style:style style:name="gr13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8.956cm" fo:min-width="14.106cm" fo:padding-top="0.062cm" fo:padding-bottom="0.062cm" fo:padding-left="0.187cm" fo:padding-right="0.187cm"/>
    </style:style>
    <style:style style:name="gr14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7.098cm" fo:min-width="14.048cm" fo:padding-top="0.061cm" fo:padding-bottom="0.061cm" fo:padding-left="0.186cm" fo:padding-right="0.186cm"/>
    </style:style>
    <style:style style:name="gr15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6.734cm" fo:min-width="8.884cm" fo:padding-top="0.062cm" fo:padding-bottom="0.062cm" fo:padding-left="0.187cm" fo:padding-right="0.187cm"/>
    </style:style>
    <style:style style:name="gr16" style:family="graphic" style:parent-style-name="standard">
      <style:graphic-properties svg:stroke-width="0.053cm" svg:stroke-color="#000000" draw:marker-start-width="0.281cm" draw:marker-end-width="0.281cm" draw:fill-color="#ffcccc" draw:textarea-horizontal-align="justify" draw:textarea-vertical-align="middle" draw:auto-grow-height="false" fo:min-height="6.732cm" fo:min-width="14.682cm" fo:padding-top="0.063cm" fo:padding-bottom="0.063cm" fo:padding-left="0.188cm" fo:padding-right="0.188cm"/>
    </style:style>
    <style:style style:name="gr17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2.224cm" fo:min-width="2.774cm" fo:padding-top="0.062cm" fo:padding-bottom="0.062cm" fo:padding-left="0.187cm" fo:padding-right="0.187cm"/>
    </style:style>
    <style:style style:name="gr18" style:family="graphic" style:parent-style-name="standard">
      <style:graphic-properties svg:stroke-width="0.035cm" draw:marker-start-width="0.254cm" draw:marker-end-width="0.254cm" draw:textarea-horizontal-align="justify" draw:textarea-vertical-align="middle" draw:auto-grow-height="false" fo:min-height="4.404cm" fo:min-width="14.354cm" fo:padding-top="0.054cm" fo:padding-bottom="0.054cm" fo:padding-left="0.179cm" fo:padding-right="0.179cm"/>
    </style:style>
    <style:style style:name="gr19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2.406cm" fo:min-width="3.156cm" fo:padding-top="0.061cm" fo:padding-bottom="0.061cm" fo:padding-left="0.186cm" fo:padding-right="0.186cm"/>
    </style:style>
    <style:style style:name="gr20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2.406cm" fo:min-width="2.956cm" fo:padding-top="0.061cm" fo:padding-bottom="0.061cm" fo:padding-left="0.186cm" fo:padding-right="0.186cm"/>
    </style:style>
    <style:style style:name="gr21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3.308cm" fo:min-width="3.658cm" fo:padding-top="0.061cm" fo:padding-bottom="0.061cm" fo:padding-left="0.186cm" fo:padding-right="0.186cm"/>
    </style:style>
    <style:style style:name="gr22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2.406cm" fo:min-width="5.756cm" fo:padding-top="0.061cm" fo:padding-bottom="0.061cm" fo:padding-left="0.186cm" fo:padding-right="0.186cm"/>
    </style:style>
    <style:style style:name="gr23" style:family="graphic" style:parent-style-name="standard">
      <style:graphic-properties svg:stroke-color="#000099"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2.766cm" fo:min-width="2.716cm" fo:padding-top="0.061cm" fo:padding-bottom="0.061cm" fo:padding-left="0.186cm" fo:padding-right="0.186cm"/>
    </style:style>
    <style:style style:name="gr25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2.766cm" fo:min-width="6.316cm" fo:padding-top="0.061cm" fo:padding-bottom="0.061cm" fo:padding-left="0.186cm" fo:padding-right="0.186cm"/>
    </style:style>
    <style:style style:name="gr2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ff99"/>
      <style:paragraph-properties fo:text-align="center"/>
    </style:style>
    <style:style style:name="P3" style:family="paragraph">
      <loext:graphic-properties draw:fill-color="#ff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cm" svg:height="9.2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6cm" svg:height="6.4cm" svg:x="0.6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cm" svg:height="8.2cm" svg:x="17.8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8cm" svg:height="8cm" svg:x="0.2cm" svg:y="12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cm" svg:y1="4.6cm" svg:x2="16.4cm" svg:y2="4.6cm">
          <text:p/>
        </draw:line>
        <draw:line draw:style-name="gr6" draw:text-style-name="P1" draw:layer="layout" svg:x1="8.8cm" svg:y1="10.4cm" svg:x2="11cm" svg:y2="11.8cm">
          <text:p/>
        </draw:line>
        <draw:custom-shape draw:style-name="gr7" draw:text-style-name="P1" draw:layer="layout" svg:width="5cm" svg:height="3.4cm" svg:x="22.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5cm" svg:height="4.4cm" svg:x="0.6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5.4cm" svg:height="2.159cm" svg:x="10cm" svg:y="16.241cm">
          <draw:image xlink:href="Pictures/10000200000001630000008E37B481CAAE7BF14C.png" xlink:type="simple" xlink:show="embed" xlink:actuate="onLoad">
            <text:p/>
          </draw:image>
        </draw:frame>
        <draw:frame draw:style-name="gr10" draw:text-style-name="P1" draw:layer="layout" svg:width="7.466cm" svg:height="2.589cm" svg:x="8.534cm" svg:y="13.211cm">
          <draw:image xlink:href="Pictures/10000201000003720000013241FDA46BEF8A6789.png" xlink:type="simple" xlink:show="embed" xlink:actuate="onLoad">
            <text:p/>
          </draw:image>
        </draw:frame>
        <draw:frame draw:style-name="gr10" draw:text-style-name="P1" draw:layer="layout" svg:width="3.033cm" svg:height="1.4cm" svg:x="23.767cm" svg:y="1.4cm">
          <draw:image xlink:href="Pictures/10000200000000D00000006074A368F37991BC3A.png" xlink:type="simple" xlink:show="embed" xlink:actuate="onLoad">
            <text:p/>
          </draw:image>
        </draw:frame>
        <draw:frame draw:style-name="gr10" draw:text-style-name="P1" draw:layer="layout" svg:width="2.8cm" svg:height="2.8cm" svg:x="23.6cm" svg:y="13.4cm">
          <draw:image xlink:href="Pictures/100002010000010000000100058A9FD868B9DC97.png" xlink:type="simple" xlink:show="embed" xlink:actuate="onLoad">
            <text:p/>
          </draw:image>
        </draw:frame>
        <draw:frame draw:style-name="gr10" draw:text-style-name="P1" draw:layer="layout" svg:width="1.932cm" svg:height="1.8cm" svg:x="24cm" svg:y="3cm">
          <draw:image xlink:href="Pictures/10000200000000E9000000D9050DF7418CE76310.png" xlink:type="simple" xlink:show="embed" xlink:actuate="onLoad">
            <text:p/>
          </draw:image>
        </draw:frame>
        <draw:frame draw:style-name="gr10" draw:text-style-name="P1" draw:layer="layout" svg:width="8.394cm" svg:height="7.476cm" svg:x="6.669cm" svg:y="1.906cm">
          <draw:image xlink:href="Pictures/10000201000000EE000000D4E2F74A97865FF141.png" xlink:type="simple" xlink:show="embed" xlink:actuate="onLoad">
            <text:p/>
          </draw:image>
        </draw:frame>
        <draw:frame draw:style-name="gr10" draw:text-style-name="P1" draw:layer="layout" svg:width="13.253cm" svg:height="4.793cm" svg:x="13.2cm" svg:y="9.512cm">
          <draw:image xlink:href="Pictures/100002010000044F0000018FDA5F1E6AC45A16C0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2" draw:layer="layout" svg:width="5.8cm" svg:height="5.4cm" svg:x="22.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5.6cm" svg:height="10.2cm" svg:x="0.4cm" svg:y="1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5.2cm" svg:height="8cm" svg:x="0.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cm" svg:height="7.6cm" svg:x="17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15.8cm" svg:height="7.6cm" svg:x="0.2cm" svg:y="13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2cm" svg:y1="5.6cm" svg:x2="16cm" svg:y2="5.6cm">
          <text:p/>
        </draw:line>
        <draw:custom-shape draw:style-name="gr17" draw:text-style-name="P1" draw:layer="layout" svg:width="3.4cm" svg:height="2.6cm" svg:x="23.8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5.2cm" svg:height="5cm" svg:x="0.4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3.4cm" svg:height="1.359cm" svg:x="0.4cm" svg:y="15.6cm">
          <draw:image xlink:href="Pictures/10000200000001630000008E37B481CAAE7BF14C.png" xlink:type="simple" xlink:show="embed" xlink:actuate="onLoad">
            <text:p/>
          </draw:image>
        </draw:frame>
        <draw:frame draw:style-name="gr10" draw:text-style-name="P1" draw:layer="layout" svg:width="3.866cm" svg:height="1.341cm" svg:x="-0.066cm" svg:y="13.459cm">
          <draw:image xlink:href="Pictures/10000201000003720000013241FDA46BEF8A6789.png" xlink:type="simple" xlink:show="embed" xlink:actuate="onLoad">
            <text:p/>
          </draw:image>
        </draw:frame>
        <draw:frame draw:style-name="gr10" draw:text-style-name="P1" draw:layer="layout" svg:width="3.033cm" svg:height="1.4cm" svg:x="24.6cm" svg:y="2.6cm">
          <draw:image xlink:href="Pictures/10000200000000D00000006074A368F37991BC3A.png" xlink:type="simple" xlink:show="embed" xlink:actuate="onLoad">
            <text:p/>
          </draw:image>
        </draw:frame>
        <draw:frame draw:style-name="gr10" draw:text-style-name="P1" draw:layer="layout" svg:width="2.8cm" svg:height="2.8cm" svg:x="24cm" svg:y="13.4cm">
          <draw:image xlink:href="Pictures/100002010000010000000100058A9FD868B9DC97.png" xlink:type="simple" xlink:show="embed" xlink:actuate="onLoad">
            <text:p/>
          </draw:image>
        </draw:frame>
        <draw:frame draw:style-name="gr10" draw:text-style-name="P1" draw:layer="layout" svg:width="1.532cm" svg:height="1.427cm" svg:x="23cm" svg:y="2.773cm">
          <draw:image xlink:href="Pictures/10000200000000E9000000D9050DF7418CE76310.png" xlink:type="simple" xlink:show="embed" xlink:actuate="onLoad">
            <text:p/>
          </draw:image>
        </draw:frame>
        <draw:frame draw:style-name="gr10" draw:text-style-name="P1" draw:layer="layout" svg:width="2.516cm" svg:height="2.241cm" svg:x="0.484cm" svg:y="3.6cm">
          <draw:image xlink:href="Pictures/10000201000000EE000000D4E2F74A97865FF141.png" xlink:type="simple" xlink:show="embed" xlink:actuate="onLoad">
            <text:p/>
          </draw:image>
        </draw:frame>
        <draw:frame draw:style-name="gr10" draw:text-style-name="P1" draw:layer="layout" svg:width="3.932cm" svg:height="1.422cm" svg:x="1.068cm" svg:y="1.778cm">
          <draw:image xlink:href="Pictures/100002010000044F0000018FDA5F1E6AC45A16C0.png" xlink:type="simple" xlink:show="embed" xlink:actuate="onLoad">
            <text:p/>
          </draw:image>
        </draw:frame>
        <draw:custom-shape draw:style-name="gr19" draw:text-style-name="P2" draw:layer="layout" svg:width="3.8cm" svg:height="2.8cm" svg:x="6.8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3.6cm" svg:height="2.8cm" svg:x="0.8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4cm" svg:height="3.8cm" svg:x="10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4cm" svg:height="2.8cm" draw:transform="skewX (-0.00436332312998582) rotate (-0.0043633231299858) translate (9.2cm 4.1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15cm" svg:y1="11.2cm" svg:x2="18.2cm" svg:y2="13.8cm">
          <text:p/>
        </draw:line>
        <draw:line draw:style-name="gr6" draw:text-style-name="P1" draw:layer="layout" svg:x1="17cm" svg:y1="11.2cm" svg:x2="18.6cm" svg:y2="8cm">
          <text:p/>
        </draw:line>
        <draw:custom-shape draw:style-name="gr24" draw:text-style-name="P2" draw:layer="layout" svg:width="3.4cm" svg:height="3.2cm" svg:x="11.8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4cm" svg:height="3.2cm" svg:x="8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7cm" svg:height="3.2cm" svg:x="0.6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3.295cm" svg:height="1.8cm" svg:x="18.305cm" svg:y="3.6cm">
          <draw:image xlink:href="Pictures/1000000000000130000000A6897BB0F49D7E0ADA.jpg" xlink:type="simple" xlink:show="embed" xlink:actuate="onLoad">
            <text:p/>
          </draw:image>
        </draw:frame>
        <draw:line draw:style-name="gr6" draw:text-style-name="P1" draw:layer="layout" svg:x1="13.6cm" svg:y1="11.8cm" svg:x2="13.601cm" svg:y2="16.459cm">
          <text:p/>
        </draw:line>
        <draw:line draw:style-name="gr26" draw:text-style-name="P6" draw:layer="layout" svg:x1="4.6cm" svg:y1="7cm" svg:x2="4.6cm" svg:y2="14cm">
          <text:p/>
        </draw:line>
        <draw:line draw:style-name="gr26" draw:text-style-name="P6" draw:layer="layout" svg:x1="19.8cm" svg:y1="8.4cm" svg:x2="19.5cm" svg:y2="11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8cm" svg:stroke-color="#3465a4" draw:marker-start-width="0.47cm" draw:marker-start-center="false" draw:marker-end-width="0.47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ff3333" draw:marker-start-width="0.35cm" draw:marker-end-width="0.35cm" draw:fill="solid" draw:fill-color="#c5000b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00:45:12.397911459</meta:creation-date>
    <meta:generator>LibreOffice/5.1.4.2$Linux_X86_64 LibreOffice_project/10m0$Build-2</meta:generator>
    <dc:date>2016-10-19T02:32:48.033060691</dc:date>
    <meta:editing-duration>PT1H25M1S</meta:editing-duration>
    <meta:editing-cycles>27</meta:editing-cycles>
    <meta:document-statistic meta:object-count="68"/>
  </office:meta>
</office:document-meta>
</file>